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Лист2" table:style-name="ta2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2"/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<text:s/>1 <text:s text:c="14"/>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 <text:s text:c="15"/>1</text:p>
          </table:table-cell>
          <table:table-cell/>
          <table:table-cell table:style-name="Default"/>
          <table:table-cell/>
          <table:table-cell office:value-type="string" calcext:value-type="string">
            <text:p>3 <text:s text:c="15"/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4 <text:s text:c="15"/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5 <text:s text:c="15"/>1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 <text:s text:c="15"/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 <text:s text:c="15"/>1</text:p>
          </table:table-cell>
          <table:table-cell table:style-name="ce2" office:value-type="string" calcext:value-type="string">
            <text:p>8 <text:s text:c="15"/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9 <text:s text:c="15"/>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0 <text:s text:c="13"/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11 <text:s text:c="13"/>1</text:p>
          </table:table-cell>
          <table:table-cell office:value-type="string" calcext:value-type="string">
            <text:p>12 <text:s text:c="13"/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 <text:s text:c="13"/>1</text:p>
          </table:table-cell>
          <table:table-cell table:style-name="ce2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3"/>
          <table:table-cell office:value-type="float" office:value="0" calcext:value-type="float">
            <text:p>0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14 <text:s text:c="13"/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 <text:s text:c="13"/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 <text:s text:c="13"/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17 <text:s text:c="13"/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8 <text:s text:c="13"/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19 <text:s text:c="13"/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/>
          <table:table-cell office:value-type="string" calcext:value-type="string">
            <text:p>20 <text:s text:c="13"/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</office:styles>
  <office:automatic-styles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Минимальные_20_поля" style:display-name="Минимальные поля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5-06T13:29:25.105841619</meta:creation-date>
    <dc:title>Таблица</dc:title>
    <meta:generator>LibreOffice/7.5.2.1$Linux_X86_64 LibreOffice_project/50$Build-1</meta:generator>
    <meta:editing-duration>PT38M12S</meta:editing-duration>
    <meta:editing-cycles>2</meta:editing-cycles>
    <dc:date>2026-05-06T14:07:37.501928945</dc:date>
    <meta:document-statistic meta:table-count="2" meta:cell-count="112" meta:object-count="0"/>
    <meta:template xlink:type="simple" xlink:actuate="onRequest" xlink:title="Таблица" xlink:href="../../../../../../usr/lib/libreoffice/share/template/common/ШАБЛОН_ЭЛЕКТРОННОЙ_ТАБЛИЦЫ_2019-07-22.ots" meta:date="2026-05-06T13:29:24.971850303"/>
  </office:meta>
</office:document-meta>
</file>